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rsid="0014c73c" officeooo:paragraph-rsid="001535e1" style:font-size-asian="14pt" style:font-size-complex="14pt"/>
    </style:style>
    <style:style style:name="P2" style:family="paragraph" style:parent-style-name="Standard">
      <style:text-properties fo:font-size="14pt" officeooo:rsid="001535e1" officeooo:paragraph-rsid="001535e1" style:font-size-asian="14pt" style:font-size-complex="14pt"/>
    </style:style>
    <style:style style:name="T1" style:family="text">
      <style:text-properties officeooo:rsid="001535e1"/>
    </style:style>
    <style:style style:name="T2" style:family="text">
      <style:text-properties officeooo:rsid="0015c8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sprektiivillä tarkoitetaan sitä että esim. Scrumin sprintin jälkeen käydään tiimin kesken läpi mitä asioita voitaisiin jatkossa parantaa. Tapoja tähän on useita ja kurssin materiaalissa on kaksi eri esimerkkiä retrospektiivin pitämiseen. <text:span text:style-name="T1">Retron voi toki pitää minkä tahansa projektin jälkeen, eikä tämän tarvitse rajoittua ohjelmointiin. Monilla aloilla onkin joitain vastaavia tapoja käydä projektit tiimin kesken läpi.</text:span></text:p>
      <text:p text:style-name="P1"/>
      <text:p text:style-name="P1">Yleisesti ajatuksena on selvittää missä asioissa tiimi on onnistunut tai epäonnistunut ja mitä näistä asioista voidaan oppia, sekä minkälaisia haasteita on ollut ja miten ne voidaan tulevaisuudessa välttää. Retrospektiivissä voi esittää myös ajatuksia siitä mitä jatkossa kannattaisi ehkä kokeilla.</text:p>
      <text:p text:style-name="P1"/>
      <text:p text:style-name="P2">Tarkoitus on pitää retrospektiivi hyvin vapaamuotoiseena kuitenkin antaen sille hieman raameja, jotta kaikki tietävät mistä suurin piirtein on kysymys. <text:span text:style-name="T2">Toivottavaa olisi että kaikkien ääni saataisiin kuulumaan, kuitenkin niin että lopulta keskusteltaisiin tärkeimmistä kehitysaiheista. Retrospektiivin on myös tarkoitus olla luonteeltaan lyhyt, ja ideoiden jatkokehitys toteutetaan tilaisuuden jälkeen.</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2:03:31.326000000</meta:creation-date>
    <meta:generator>LibreOffice/6.1.3.2$Windows_X86_64 LibreOffice_project/86daf60bf00efa86ad547e59e09d6bb77c699acb</meta:generator>
    <dc:date>2019-11-27T12:21:14.760000000</dc:date>
    <meta:editing-duration>PT17M42S</meta:editing-duration>
    <meta:editing-cycles>6</meta:editing-cycles>
    <meta:document-statistic meta:table-count="0" meta:image-count="0" meta:object-count="0" meta:page-count="1" meta:paragraph-count="3" meta:word-count="139" meta:character-count="1125" meta:non-whitespace-character-count="989"/>
  </office:meta>
</office:document-meta>
</file>